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12317AEA91C9654F28E.jpg" manifest:media-type="image/jpeg"/>
  <manifest:file-entry manifest:full-path="Pictures/10000000000000FA00000124CFD286B8073C8CC3.jpg" manifest:media-type="image/jpeg"/>
  <manifest:file-entry manifest:full-path="Pictures/10000000000000E300000109E02D315C24D9F91F.jpg" manifest:media-type="image/jpeg"/>
  <manifest:file-entry manifest:full-path="Pictures/10000000000000FA00000127316D2DAE6D11F9FA.jpg" manifest:media-type="image/jpeg"/>
  <manifest:file-entry manifest:full-path="Pictures/10000000000000DD000001003FEB855B14AFE4EE.jpg" manifest:media-type="image/jpeg"/>
  <manifest:file-entry manifest:full-path="Pictures/10000000000000C3000000E4DBD9A297DA2EA2BD.jpg" manifest:media-type="image/jpeg"/>
  <manifest:file-entry manifest:full-path="Pictures/10000000000000FA00000123FF81E61FBE9BCECA.jpg" manifest:media-type="image/jpeg"/>
  <manifest:file-entry manifest:full-path="Pictures/10000201000001F400000086967066DAC74CF2FE.png" manifest:media-type="image/png"/>
  <manifest:file-entry manifest:full-path="Pictures/10000000000000AC000000C853E50C2B3E73A9EE.jpg" manifest:media-type="image/jpeg"/>
  <manifest:file-entry manifest:full-path="Pictures/10000000000000FA0000012836CCA78692F79844.jpg" manifest:media-type="image/jpeg"/>
  <manifest:file-entry manifest:full-path="Pictures/10000000000000DB000001007681EF3EB16E75E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6.8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6.8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7.366cm" svg:height="1.27cm" svg:x="2.794cm" svg:y="6.858cm">
          <text:p text:style-name="P1"><text:span text:style-name="T1">Psych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366cm" svg:height="1.27cm" svg:x="19.812cm" svg:y="15.748cm">
          <text:p text:style-name="P1"><text:span text:style-name="T1">Surrogate Mode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19.558cm" svg:y="9.905cm">
          <text:p text:style-name="P1"><text:span text:style-name="T1">Uncertainty Qua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524cm" svg:x="9.906cm" svg:y="17.7cm">
          <text:p text:style-name="P1"><text:span text:style-name="T1">Simulator Coupling:</text:span></text:p>
          <text:p text:style-name="P1"><text:span text:style-name="T1">Mobile Commun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1.27cm" svg:x="13.208cm" svg:y="5.079cm">
          <text:p text:style-name="P1"><text:span text:style-name="T1">Locomotion Model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72cm" svg:height="0.839cm" svg:x="15.24cm" svg:y="2.286cm">
          <draw:text-box>
            <text:p><text:span text:style-name="T2">2011-16</text:span></text:p>
          </draw:text-box>
        </draw:frame>
        <draw:frame draw:style-name="gr4" draw:text-style-name="P4" draw:layer="layout" svg:width="1.755cm" svg:height="2.032cm" svg:x="15.771cm" svg:y="3.047cm">
          <draw:image xlink:href="Pictures/10000000000000DD000001003FEB855B14AFE4EE.jpg" xlink:type="simple" xlink:show="embed" xlink:actuate="onLoad">
            <text:p/>
          </draw:image>
        </draw:frame>
        <draw:custom-shape draw:style-name="gr1" draw:text-style-name="P2" draw:layer="layout" svg:width="7.366cm" svg:height="1.27cm" svg:x="1.27cm" svg:y="14.224cm">
          <text:p text:style-name="P1"><text:span text:style-name="T1">Floorfield Meshi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39cm" svg:height="2.032cm" svg:x="3.849cm" svg:y="4.826cm">
          <draw:image xlink:href="Pictures/10000000000000FA00000124CFD286B8073C8CC3.jpg" xlink:type="simple" xlink:show="embed" xlink:actuate="onLoad">
            <text:p/>
          </draw:image>
        </draw:frame>
        <draw:frame draw:style-name="gr4" draw:text-style-name="P4" draw:layer="layout" svg:width="1.796cm" svg:height="2.091cm" svg:x="7.366cm" svg:y="4.766cm">
          <draw:image xlink:href="Pictures/10000000000000FA00000123FF81E61FBE9BCECA.jpg" xlink:type="simple" xlink:show="embed" xlink:actuate="onLoad">
            <text:p/>
          </draw:image>
        </draw:frame>
        <draw:frame draw:style-name="gr4" draw:text-style-name="P4" draw:layer="layout" svg:width="1.778cm" svg:height="2.068cm" svg:x="20.574cm" svg:y="7.837cm">
          <draw:image xlink:href="Pictures/10000000000000AC000000C853E50C2B3E73A9EE.jpg" xlink:type="simple" xlink:show="embed" xlink:actuate="onLoad">
            <text:p/>
          </draw:image>
        </draw:frame>
        <draw:frame draw:style-name="gr4" draw:text-style-name="P4" draw:layer="layout" svg:width="1.88cm" svg:height="2.226cm" svg:x="4.064cm" svg:y="11.997cm">
          <draw:image xlink:href="Pictures/10000000000000FA0000012836CCA78692F79844.jpg" xlink:type="simple" xlink:show="embed" xlink:actuate="onLoad">
            <text:p/>
          </draw:image>
        </draw:frame>
        <draw:frame draw:style-name="gr4" draw:text-style-name="P4" draw:layer="layout" svg:width="1.778cm" svg:height="2.133cm" svg:x="20.828cm" svg:y="13.617cm">
          <draw:image xlink:href="Pictures/10000000000000DB000001007681EF3EB16E75E0.jpg" xlink:type="simple" xlink:show="embed" xlink:actuate="onLoad">
            <text:p/>
          </draw:image>
        </draw:frame>
        <draw:frame draw:style-name="gr4" draw:text-style-name="P4" draw:layer="layout" svg:width="1.938cm" svg:height="2.286cm" svg:x="12.954cm" svg:y="7.874cm">
          <draw:image xlink:href="Pictures/10000000000000FA00000127316D2DAE6D11F9FA.jpg" xlink:type="simple" xlink:show="embed" xlink:actuate="onLoad">
            <text:p/>
          </draw:image>
        </draw:frame>
        <draw:frame draw:style-name="gr4" draw:text-style-name="P4" draw:layer="layout" svg:width="1.871cm" svg:height="2.184cm" svg:x="12.607cm" svg:y="15.515cm">
          <draw:image xlink:href="Pictures/10000000000000E300000109E02D315C24D9F91F.jpg" xlink:type="simple" xlink:show="embed" xlink:actuate="onLoad">
            <text:p/>
          </draw:image>
        </draw:frame>
        <draw:frame draw:style-name="gr4" draw:text-style-name="P4" draw:layer="layout" svg:width="1.8cm" svg:height="2.096cm" svg:x="24.616cm" svg:y="13.652cm">
          <draw:image xlink:href="Pictures/10000000000000FA0000012317AEA91C9654F28E.jpg" xlink:type="simple" xlink:show="embed" xlink:actuate="onLoad">
            <text:p/>
          </draw:image>
        </draw:frame>
        <draw:frame draw:style-name="gr4" draw:text-style-name="P4" draw:layer="layout" svg:width="1.778cm" svg:height="2.079cm" svg:x="24.13cm" svg:y="7.827cm">
          <draw:image xlink:href="Pictures/10000000000000C3000000E4DBD9A297DA2EA2BD.jpg" xlink:type="simple" xlink:show="embed" xlink:actuate="onLoad">
            <text:p/>
          </draw:image>
        </draw:frame>
        <draw:frame draw:style-name="gr4" draw:text-style-name="P4" draw:layer="layout" svg:width="10.428cm" svg:height="2.794cm" svg:x="8.382cm" svg:y="10.414cm">
          <draw:image xlink:href="Pictures/10000201000001F400000086967066DAC74CF2FE.png" xlink:type="simple" xlink:show="embed" xlink:actuate="onLoad">
            <text:p/>
          </draw:image>
        </draw:frame>
        <draw:frame draw:style-name="gr3" draw:text-style-name="P3" draw:layer="layout" svg:width="4.572cm" svg:height="0.839cm" svg:x="20.32cm" svg:y="12.813cm">
          <draw:text-box>
            <text:p><text:span text:style-name="T2">2013-17</text:span></text:p>
          </draw:text-box>
        </draw:frame>
        <draw:frame draw:style-name="gr3" draw:text-style-name="P3" draw:layer="layout" svg:width="2.54cm" svg:height="0.839cm" svg:x="24.384cm" svg:y="12.813cm">
          <draw:text-box>
            <text:p><text:span text:style-name="T2">2018-21</text:span></text:p>
          </draw:text-box>
        </draw:frame>
        <draw:frame draw:style-name="gr5" draw:text-style-name="P3" draw:layer="layout" svg:width="2.54cm" svg:height="1.427cm" svg:x="20.32cm" svg:y="7.088cm">
          <draw:text-box>
            <text:p><text:span text:style-name="T2">2017-21</text:span></text:p>
          </draw:text-box>
        </draw:frame>
        <draw:frame draw:style-name="gr3" draw:text-style-name="P3" draw:layer="layout" svg:width="2.032cm" svg:height="0.839cm" svg:x="24.13cm" svg:y="7.088cm">
          <draw:text-box>
            <text:p><text:span text:style-name="T2">2020-</text:span></text:p>
          </draw:text-box>
        </draw:frame>
        <draw:frame draw:style-name="gr3" draw:text-style-name="P3" draw:layer="layout" svg:width="4.572cm" svg:height="0.839cm" svg:x="3.81cm" svg:y="11.176cm">
          <draw:text-box>
            <text:p><text:span text:style-name="T2">2015-20</text:span></text:p>
          </draw:text-box>
        </draw:frame>
        <draw:frame draw:style-name="gr3" draw:text-style-name="P3" draw:layer="layout" svg:width="4.572cm" svg:height="0.839cm" svg:x="12.446cm" svg:y="14.655cm">
          <draw:text-box>
            <text:p><text:span text:style-name="T2">2019-</text:span></text:p>
          </draw:text-box>
        </draw:frame>
        <draw:frame draw:style-name="gr3" draw:text-style-name="P3" draw:layer="layout" svg:width="4.572cm" svg:height="0.839cm" svg:x="3.556cm" svg:y="4.064cm">
          <draw:text-box>
            <text:p><text:span text:style-name="T2">2013-16</text:span></text:p>
          </draw:text-box>
        </draw:frame>
        <draw:frame draw:style-name="gr3" draw:text-style-name="P3" draw:layer="layout" svg:width="4.572cm" svg:height="0.839cm" svg:x="7.112cm" svg:y="4.064cm">
          <draw:text-box>
            <text:p><text:span text:style-name="T2">2017-2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13:17:19.126193606</meta:creation-date>
    <dc:date>2021-03-09T11:00:47.022489452</dc:date>
    <meta:editing-duration>PT1H21M37S</meta:editing-duration>
    <meta:editing-cycles>7</meta:editing-cycles>
    <meta:generator>LibreOffice/6.0.7.3$Linux_X86_64 LibreOffice_project/00m0$Build-3</meta:generator>
    <dc:creator>Benedikt Kleinmeier</dc:creator>
    <meta:document-statistic meta:object-count="49"/>
  </office:meta>
</office:document-meta>
</file>